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larendon Condensed" svg:font-family="'Clarendon Condensed'" style:font-family-generic="system" style:font-pitch="variable"/>
    <style:font-face style:name="Courier New" svg:font-family="'Courier New'" style:font-family-generic="system" style:font-pitch="variable"/>
    <style:font-face style:name="Courier PS Bold Oblique" svg:font-family="'Courier PS Bold Oblique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.176cm" fo:margin-bottom="0.176cm" loext:contextual-spacing="false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>
      <loext:graphic-properties draw:fill="none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draw:stroke="solid" svg:stroke-width="0cm" svg:stroke-color="#4579b8" draw:marker-start-width="0.353cm" draw:marker-end="orrowOpenEnd_20_5" draw:marker-end-width="0.316cm" draw:marker-end-center="false" draw:stroke-linejoin="miter" draw:fill="none" draw:textarea-vertical-align="top" fo:min-height="0cm" fo:min-width="0cm" fo:padding-top="0cm" fo:padding-bottom="0cm" fo:padding-left="0cm" fo:padding-right="0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outon 1" form:control-implementation="ooo:com.sun.star.form.component.CommandButton" xml:id="control1" form:id="control1" form:label="Export to SVG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exportSVG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3" svg:width="1.519cm" svg:height="15.997cm" svg:x="0cm" svg:y="0cm"><text:p/><draw:enhanced-geometry svg:viewBox="1000 1000 21600 21600" draw:mirror-horizontal="false" draw:mirror-vertical="false" draw:type="mo-spt34" draw:modifiers="10800" draw:enhanced-path="M 0 0 L 21600 0 N"/></draw:custom-shape><text:s/><draw:control text:anchor-type="as-char" svg:y="12.568cm" draw:z-index="1" draw:style-name="gr2" draw:text-style-name="P4" svg:width="3.678cm" svg:height="1.191cm" draw:control="control1"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larendon Condensed" svg:font-family="'Clarendon Condensed'" style:font-family-generic="system" style:font-pitch="variable"/>
    <style:font-face style:name="Courier New" svg:font-family="'Courier New'" style:font-family-generic="system" style:font-pitch="variable"/>
    <style:font-face style:name="Courier PS Bold Oblique" svg:font-family="'Courier PS Bold Oblique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orrowOpenEnd_20_5" draw:display-name="o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94cm" fo:margin-bottom="0.494cm" loext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variant="small-caps" fo:color="#003192" fo:font-size="12pt" style:font-name-asian="Calibri1" style:font-family-asian="Calibri" style:font-family-generic-asian="system" style:font-pitch-asian="variable" style:font-size-asian="12pt" style:language-asian="en" style:country-asian="U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padding-left="0cm" fo:padding-right="0cm" fo:padding-top="0cm" fo:padding-bottom="0.035cm" fo:border-left="none" fo:border-right="none" fo:border-top="none" fo:border-bottom="0.51pt solid #0070c0" fo:keep-with-next="always"/>
      <style:text-properties fo:font-variant="small-caps" fo:color="#0070c0" style:letter-kerning="true" style:font-name-asian="MS Mincho" style:font-family-asian="'MS Mincho'" style:font-family-generic-asian="system" style:font-pitch-asian="variable" style:font-name-complex="Arial" style:font-family-complex="Arial" style:font-family-generic-complex="system" style:font-pitch-complex="variable" style:font-size-complex="16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loext:contextual-spacing="false" fo:keep-with-next="always"/>
      <style:text-properties fo:font-variant="small-caps" style:font-name-complex="Arial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212cm" loext:contextual-spacing="false" fo:keep-with-next="always"/>
      <style:text-properties fo:color="#0070c0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>
        <style:tab-stops/>
      </style:paragraph-properties>
      <style:text-properties fo:color="#1f497d" fo:font-style="italic" fo:font-weight="bold" style:font-style-asian="italic" style:font-weight-asian="bold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>
        <style:tab-stops>
          <style:tab-stop style:position="1.6cm"/>
        </style:tab-stops>
      </style:paragraph-properties>
      <style:text-properties fo:color="#000080" fo:font-weight="bold" style:font-weight-asian="bold" style:font-size-complex="11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padding-left="0.141cm" fo:padding-right="0.141cm" fo:padding-top="0.035cm" fo:padding-bottom="0.035cm" fo:border="0.51pt solid #0070c0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orphans="0" fo:widows="0" fo:keep-with-next="always"/>
      <style:text-properties fo:font-style="italic" style:font-style-asian="italic" style:font-size-complex="11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/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2060"/>
      <style:text-properties fo:color="#003192" fo:font-weight="bold" style:font-name-asian="Calibri1" style:font-family-asian="Calibri" style:font-family-generic-asian="system" style:font-pitch-asian="variable" style:language-asian="en" style:country-asian="US" style:font-weight-asian="bold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.78cm" fo:margin-right="0cm" fo:margin-top="0.212cm" fo:margin-bottom="0.212cm" loext:contextual-spacing="false" fo:text-indent="-0.78cm" style:auto-text-indent="false">
        <style:tab-stops>
          <style:tab-stop style:position="0.776cm"/>
          <style:tab-stop style:position="15.981cm" style:type="right" style:leader-style="dotted" style:leader-text="."/>
        </style:tab-stops>
      </style:paragraph-properties>
      <style:text-properties fo:font-variant="small-caps" fo:color="#0070c0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9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8cm" fo:margin-right="0cm" fo:margin-top="0cm" fo:margin-bottom="0cm" loext:contextual-spacing="false" fo:text-indent="0cm" style:auto-text-indent="false">
        <style:tab-stops>
          <style:tab-stop style:position="1.94cm"/>
          <style:tab-stop style:position="15.981cm" style:type="right" style:leader-style="dotted" style:leader-text="."/>
        </style:tab-stops>
      </style:paragraph-properties>
      <style:text-properties fo:color="#0070c0"/>
    </style:style>
    <style:style style:name="titrejuris" style:family="paragraph" style:parent-style-name="Standard" style:default-outline-level="">
      <style:paragraph-properties fo:text-align="start" style:justify-single-word="false"/>
      <style:text-properties fo:font-size="12pt" style:font-size-asian="12pt"/>
    </style:style>
    <style:style style:name="rg" style:family="paragraph" style:parent-style-name="Standard" style:default-outline-level="">
      <style:paragraph-properties fo:text-align="start" style:justify-single-word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1cm" fo:margin-right="0cm" fo:margin-top="0cm" fo:margin-bottom="0cm" loext:contextual-spacing="false" fo:text-indent="0cm" style:auto-text-indent="false">
        <style:tab-stops>
          <style:tab-stop style:position="2.716cm"/>
          <style:tab-stop style:position="15.98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cm" fo:margin-right="0cm" fo:margin-top="0cm" fo:margin-bottom="0cm" loext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text-align="start" style:justify-single-word="false"/>
      <style:text-properties fo:font-size="12pt" style:font-size-asian="12pt"/>
    </style:style>
    <style:style style:name="Body_20_Text_20_2" style:display-name="Body Text 2" style:family="paragraph" style:parent-style-name="Standard" style:default-outline-level="">
      <style:text-properties fo:font-style="italic" style:font-style-asian="italic" style:font-size-complex="11pt"/>
    </style:style>
    <style:style style:name="Body_20_Text_20_3" style:display-name="Body Text 3" style:family="paragraph" style:parent-style-name="Standard" style:default-outline-level="">
      <style:paragraph-properties fo:text-align="center" style:justify-single-word="false"/>
      <style:text-properties fo:color="#0070c0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margin-top="0.494cm" fo:margin-bottom="0.494cm" loext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fr" style:country-asian="FR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indent="0cm" style:auto-text-indent="false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paragraphenumerote" style:family="paragraph" style:parent-style-name="Standard" style:default-outline-level="">
      <style:paragraph-properties fo:margin-left="0cm" fo:margin-right="0cm" fo:margin-top="0.212cm" fo:margin-bottom="0.423cm" loext:contextual-spacing="false" style:line-height-at-least="0.508cm" fo:text-indent="1.693cm" style:auto-text-indent="false"/>
      <style:text-properties style:font-style-complex="italic"/>
    </style:style>
    <style:style style:name="SNArticle" style:family="paragraph" style:parent-style-name="Standard" style:default-outline-level="">
      <style:paragraph-properties fo:margin-top="0.423cm" fo:margin-bottom="0.423cm" loext:contextual-spacing="false" fo:text-align="center" style:justify-single-word="false" fo:hyphenation-ladder-count="no-limit"/>
      <style:text-properties fo:font-size="12pt" fo:font-weight="bold" style:letter-kerning="true" style:font-size-asian="12pt" style:language-asian="ar" style:country-asian="SA" style:font-weight-asian="bold" fo:hyphenate="false" fo:hyphenation-remain-char-count="2" fo:hyphenation-push-char-count="2"/>
    </style:style>
    <style:style style:name="Default_20_Paragraph_20_Font" style:display-name="Default Paragraph Font" style:family="text"/>
    <style:style style:name="Titre_20_1_20_Car" style:display-name="Titre 1 Car" style:family="text">
      <style:text-properties fo:font-variant="small-caps" fo:color="#0070c0" style:font-name="Times New Roman" fo:font-family="'Times New Roman'" style:font-family-generic="roman" style:font-pitch="variable" style:letter-kerning="true" style:font-name-asian="MS Mincho" style:font-family-asian="'MS Mincho'" style:font-family-generic-asian="system" style:font-pitch-asian="variable" style:language-asian="fr" style:country-asian="FR" style:font-name-complex="Arial" style:font-family-complex="Arial" style:font-family-generic-complex="system" style:font-pitch-complex="variable" style:font-size-complex="16pt" style:font-style-complex="italic" style:font-weight-complex="bold"/>
    </style:style>
    <style:style style:name="Titre_20_2_20_Car" style:display-name="Titre 2 Car" style:family="text">
      <style:text-properties fo:font-variant="small-caps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Arial" style:font-family-complex="Arial" style:font-family-generic-complex="system" style:font-pitch-complex="variable" style:font-size-complex="14pt" style:font-weight-complex="bold"/>
    </style:style>
    <style:style style:name="Titre_20_3_20_Car" style:display-name="Titre 3 Car" style:family="text">
      <style:text-properties fo:color="#0070c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Titre_20_4_20_Car" style:display-name="Titre 4 C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name-asian="Times New Roman1" style:font-family-asian="'Times New Roman'" style:font-family-generic-asian="system" style:font-pitch-asian="variable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5_20_Car" style:display-name="Titre 5 Car" style:family="text">
      <style:text-properties fo:color="#1f497d" style:font-name="Times New Roman" fo:font-family="'Times New Roman'" style:font-family-generic="roman" style:font-pitch="variable" fo:font-style="italic" fo:font-weight="bold" style:font-name-asian="Times New Roman1" style:font-family-asian="'Times New Roman'" style:font-family-generic-asian="system" style:font-pitch-asian="variable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6_20_Car" style:display-name="Titre 6 Car" style:family="text">
      <style:text-properties fo:color="#00008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Note_20_de_20_bas_20_de_20_page_20_Car" style:display-name="Note de bas de page Car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itre_20_Car" style:display-name="Titre Car" style:family="text" style:parent-style-name="Default_20_Paragraph_20_Font">
      <style:text-properties fo:color="#003192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rps_20_de_20_texte_20_Car" style:display-name="Corps de texte Car" style:family="text" style:parent-style-name="Default_20_Paragraph_20_Font">
      <style:text-properties fo:font-variant="small-caps" fo:color="#003192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rg_5f_texte-modificateur" style:display-name="rg_texte-modificateur" style:family="text" style:parent-style-name="Default_20_Paragraph_20_Font"/>
    <style:style style:name="Corps_20_de_20_texte_20_2_20_Car" style:display-name="Corps de texte 2 C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language-asian="fr" style:country-asian="FR" style:font-style-asian="italic" style:font-name-complex="Times New Roman1" style:font-family-complex="'Times New Roman'" style:font-family-generic-complex="system" style:font-pitch-complex="variable"/>
    </style:style>
    <style:style style:name="Corps_20_de_20_texte_20_3_20_Car" style:display-name="Corps de texte 3 Car" style:family="text" style:parent-style-name="Default_20_Paragraph_20_Font">
      <style:text-properties fo:color="#0070c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Sans_20_interligne_20_Car" style:display-name="Sans interligne Car" style:family="text" style:parent-style-name="Default_20_Paragraph_20_Fon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Retrait_20_corps_20_de_20_texte_20_Car" style:display-name="Retrait corps de texte C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language-asian="fr" style:country-asian="FR" style:font-style-asian="italic" style:font-name-complex="Times New Roman1" style:font-family-complex="'Times New Roman'" style:font-family-generic-complex="system" style:font-pitch-complex="variable"/>
    </style:style>
    <style:style style:name="Titre_20_9_20_Car" style:display-name="Titre 9 C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true" style:font-style-asian="normal" style:font-weight-asian="normal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fo:color="#1f497d" style:text-line-through-style="none" style:text-line-through-type="none" style:text-position="0% 100%" fo:letter-spacing="normal" fo:font-style="italic" style:text-underline-style="none" fo:font-weight="normal" style:letter-kerning="false" style:font-style-asian="italic" style:font-weight-asian="normal" style:font-name-complex="Clarendon Condensed" style:font-family-complex="'Clarendon Condensed'" style:font-family-generic-complex="system" style:font-pitch-complex="variable" style:font-style-complex="normal" style:font-weight-complex="normal" style:text-emphasize="none" text:display="true"/>
    </style:style>
    <style:style style:name="ListLabel_20_3" style:display-name="ListLabel 3" style:family="text">
      <style:text-properties style:font-name-asian="Courier PS Bold Oblique" style:font-family-asian="'Courier PS Bold Oblique'" style:font-family-generic-asian="system" style:font-pitch-asian="variable" style:font-name-complex="Courier PS Bold Oblique" style:font-family-complex="'Courier PS Bold Oblique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color="#00000a" fo:font-size="11pt" fo:font-style="normal" style:text-underline-style="none" fo:font-weight="normal" style:font-size-asian="11pt" style:font-style-asian="normal" style:font-weight-asian="normal"/>
    </style:style>
    <style:style style:name="ListLabel_20_9" style:display-name="ListLabel 9" style:family="text">
      <style:text-properties fo:color="#0070c0"/>
    </style:style>
    <style:style style:name="ListLabel_20_10" style:display-name="ListLabel 10" style:family="text">
      <style:text-properties fo:font-size="12pt" fo:letter-spacing="normal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5%"/>
    </style:style>
    <style:style style:name="ListLabel_20_11" style:display-name="ListLabel 11" style:family="text">
      <style:text-properties fo:font-size="12pt" fo:letter-spacing="normal" fo:font-weight="bold" style:font-name-asian="Courier PS Bold Oblique" style:font-family-asian="'Courier PS Bold Oblique'" style:font-family-generic-asian="system" style:font-pitch-asian="variable" style:font-size-asian="12pt" style:font-weight-asian="bold" style:font-name-complex="Courier PS Bold Oblique" style:font-family-complex="'Courier PS Bold Oblique'" style:font-family-generic-complex="system" style:font-pitch-complex="variable" style:font-size-complex="12pt" style:font-weight-complex="bold" style:text-scale="105%"/>
    </style:style>
    <style:style style:name="ListLabel_20_12" style:display-name="ListLabel 12" style:family="text">
      <style:text-properties fo:color="#00000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4.025cm"/>
        </style:list-level-properties>
      </text:list-level-style-number>
      <text:list-level-style-number text:level="5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1.244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PS Bold Oblique'" style:font-family-generic="script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PS Bold Oblique'" style:font-family-generic="script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PS Bold Oblique'" style:font-family-generic="script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4.025cm"/>
        </style:list-level-properties>
      </text:list-level-style-number>
      <text:list-level-style-number text:level="5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7" style:num-suffix="–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7" style:num-suffix="–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7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1.244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4.025cm"/>
        </style:list-level-properties>
      </text:list-level-style-number>
      <text:list-level-style-number text:level="5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PS Bold Oblique'" style:font-family-generic="script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1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PS Bold Oblique'" style:font-family-generic="script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0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0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PS Bold Oblique'" style:font-family-generic="script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PS Bold Oblique'" style:font-family-generic="script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7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PS Bold Oblique'" style:font-family-generic="script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7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2" style:num-suffix="–" text:bullet-char="–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7" style:num-suffix="–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1.244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4.025cm"/>
        </style:list-level-properties>
      </text:list-level-style-number>
      <text:list-level-style-number text:level="5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76cm" fo:margin-bottom="0.176cm" loext:contextual-spacing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</meta:editing-cycles>
    <meta:creation-date>2016-06-17T14:30:00</meta:creation-date>
    <dc:date>2017-07-25T17:54:32.973000000</dc:date>
    <meta:editing-duration>PT1H1M14S</meta:editing-duration>
    <meta:generator>LibreOfficeDev/6.0.0.0.alpha0$Windows_x86 LibreOffice_project/ff10bc47abe0b04480c9fb5db025afbb5e402b4b</meta:generator>
    <meta:document-statistic meta:table-count="0" meta:image-count="0" meta:object-count="0" meta:page-count="1" meta:paragraph-count="1" meta:word-count="0" meta:character-count="2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exportSVG

	doc = thisComponent
	url = doc.url + ".svg"
	
	obj = doc.getDrawPage().getByIndex(0)

        export_engine = createUnoService("com.sun.star.drawing.GraphicExportFilter")
        extension = ".svg"
        mimetype = "image/svg+xml"

        export_engine.setSourceDocument(obj)


		dim args(1) as new com.sun.star.beans.PropertyValue
		args(0).name = "URL"
		args(0).value = url
		args(1).Name = "MediaType"
		args(1).value = mimetype

        export_engine.filter(args)

	
		print "SVG file saved to " + convertFromUrl(url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